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font-name="Calibri" fo:language="fr" fo:country="FR" style:text-underline-style="none" fo:font-weight="normal" style:font-weight-asian="normal" style:font-weight-complex="normal"/>
    </style:style>
    <style:style style:name="P3" style:family="paragraph" style:parent-style-name="Standard">
      <style:text-properties style:font-name="Calibri" fo:font-size="15pt" fo:language="fr" fo:country="FR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Calibri" fo:font-size="13pt" fo:language="fr" fo:country="FR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Calibri" fo:font-size="13pt" fo:language="fr" fo:country="FR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ésumé de projet :</text:p>
      <text:p text:style-name="P1"/>
      <text:p text:style-name="P2"><text:tab/><text:span text:style-name="T1">Dans l'antiquité romaine, le mot latin forum désignait la place publique d’échange ou les citoyens romains se réunissaient pour marchander, traiter d'affaire politiques ou économiques.</text:span></text:p>
      <text:p text:style-name="P4">De nos jour un <text:s/>forum désigne un site web d’échange autour d'un ou plusieurs sujet .</text:p>
      <text:p text:style-name="P4">Cependant, la plus part des forum actuel sont généralement centré autour d'un seul thème dont découle plusieurs sujet.</text:p>
      <text:p text:style-name="P4"/>
      <text:p text:style-name="P4"><text:tab/>Comment permettre a un utilisateur de ce documenter / échanger autours de plusieurs sujets différents de manière simple et sans nécessiter l'utilisation de plusieurs site web ?</text:p>
      <text:p text:style-name="P4"/>
      <text:p text:style-name="P4"><text:tab/>Mon projet est de créer un forum a thème multiple qui permet aux utilisateurs de communiquer de manière simple sur diffèrent sujet et sur un seul et même site web.</text:p>
      <text:p text:style-name="P4">Pour cela l'organisation des thèmes se fera en trois partie afin de permettre une accessibilité rapide (règle des 3 clics ) : </text:p>
      <text:p text:style-name="P5">Liste de sujet /thèmes principaux &gt; liste des sujet lié au thème &gt; topic sur un point précis 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7M52S</meta:editing-duration>
    <meta:editing-cycles>5</meta:editing-cycles>
    <meta:generator>OpenOffice/4.1.7$Win32 OpenOffice.org_project/417m1$Build-9800</meta:generator>
    <dc:date>2020-05-09T14:41:48.45</dc:date>
    <dc:creator>ulysse </dc:creator>
    <meta:document-statistic meta:table-count="0" meta:image-count="0" meta:object-count="0" meta:page-count="1" meta:paragraph-count="8" meta:word-count="161" meta:character-count="966"/>
    <meta:user-defined meta:name="Info 1"/>
    <meta:user-defined meta:name="Info 2"/>
    <meta:user-defined meta:name="Info 3"/>
    <meta:user-defined meta:name="Info 4"/>
  </office:meta>
</office:document-meta>
</file>